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0.5pt" fo:letter-spacing="normal" fo:font-style="normal" fo:font-weight="normal" officeooo:rsid="00121003" officeooo:paragraph-rsid="00121003"/>
    </style:style>
    <style:style style:name="P3" style:family="paragraph" style:parent-style-name="Standard">
      <style:text-properties officeooo:paragraph-rsid="0010975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0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666666" style:font-name="Consolas" fo:font-size="10.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666666" style:font-name="Consolas" fo:font-size="10.5pt" fo:letter-spacing="normal" fo:font-style="normal" fo:font-weight="normal" officeooo:rsid="00121003" officeooo:paragraph-rsid="00121003"/>
    </style:style>
    <style:style style:name="P7" style:family="paragraph" style:parent-style-name="Preformatted_20_Text">
      <style:paragraph-properties fo:margin-top="0cm" fo:margin-bottom="0cm" style:contextual-spacing="false" fo:line-height="171%" fo:orphans="2" fo:widows="2" fo:padding="0.049cm" fo:border="0.06pt solid #ededed"/>
    </style:style>
    <style:style style:name="P8" style:family="paragraph" style:parent-style-name="Preformatted_20_Text">
      <style:paragraph-properties fo:margin-top="0cm" fo:margin-bottom="0cm" style:contextual-spacing="false" fo:line-height="171%" fo:orphans="2" fo:widows="2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T1" style:family="text">
      <style:text-properties fo:font-variant="normal" fo:text-transform="none" fo:color="#444444" style:font-name="Open Sans" fo:letter-spacing="normal" fo:font-style="normal"/>
    </style:style>
    <style:style style:name="T2" style:family="text">
      <style:text-properties fo:font-variant="normal" fo:text-transform="none" fo:color="#444444" style:font-name="Open Sans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span text:style-name="T2">Reader / Writer Semaphore</text:span></text:p>
      <text:p text:style-name="Standard"/>
      <text:p text:style-name="Standard"/>
      <text:p text:style-name="P4">This is the type of semaphore, which provides the access depending on operation which thread/process wants to perform on the data structure. With this, multiple readers can have the access to the resource at the same time, while only one writer gets access at a time. So, will reader be allowed if write operation is in progress? Definitely not. At a time, there can be either read or write operation in progress as usual, but there can be multiple read operations. So, let’s look at the data structures associated with the reader / writer semaphores:</text:p>
      <text:p text:style-name="P4"/>
      <text:p text:style-name="P5">#include &lt;linux/rwsem.h&gt;</text:p>
      <text:p text:style-name="P7"/>
      <text:p text:style-name="P8">// Data Structure</text:p>
      <text:p text:style-name="P8">structure rw_semaphore rw_sem;</text:p>
      <text:p text:style-name="P7"/>
      <text:p text:style-name="P8">// Initialization</text:p>
      <text:p text:style-name="P8">void init_rwsem(&amp;rw_sem);</text:p>
      <text:p text:style-name="P7"/>
      <text:p text:style-name="P8">// Operations for reader</text:p>
      <text:p text:style-name="P8">void down_read(&amp;rw_sem);</text:p>
      <text:p text:style-name="P8">void up_read(&amp;rw_sem);</text:p>
      <text:p text:style-name="P7"/>
      <text:p text:style-name="P8">// Operations for writer</text:p>
      <text:p text:style-name="P8">void down_write(&amp;rw_sem);</text:p>
      <text:p text:style-name="P8">void up_write(&amp;rw_sem);</text:p>
      <text:p text:style-name="P4"/>
      <text:p text:style-name="P1">As seen above, initialization operation is similar to what we do with the regular semaphore, but key difference lies in the fact that we have separate operations for readers and writers.</text:p>
      <text:p text:style-name="P1">Below is an example usage of reader / writer semaphore:</text:p>
      <text:p text:style-name="P2">example 3</text:p>
      <text:p text:style-name="P2">Below is the sample run:</text:p>
      <text:p text:style-name="P2"/>
      <text:p text:style-name="P6">cat /dev/mychar0</text:p>
      <text:p text:style-name="P8">Inside Open</text:p>
      <text:p text:style-name="P8">Inside Read</text:p>
      <text:p text:style-name="P8">Got the Semaphore in Read</text:p>
      <text:p text:style-name="P8">Going to sleep</text:p>
      <text:p text:style-name="P7"/>
      <text:p text:style-name="P8">cat /dev/mychar0 (In different shell)</text:p>
      <text:p text:style-name="P8">Inside Open</text:p>
      <text:p text:style-name="P8"><text:soft-page-break/>Inside Read</text:p>
      <text:p text:style-name="P8">Got the Semaphore in Read</text:p>
      <text:p text:style-name="P8">Going to sleep</text:p>
      <text:p text:style-name="P7"/>
      <text:p text:style-name="P8">echo 1 &gt; /dev/mychar0 (In different shell)</text:p>
      <text:p text:style-name="P8">Inside Write. Waiting for semaphore...</text:p>
      <text:p text:style-name="P2"/>
      <text:p text:style-name="P2">As seen above, multiple reader processes are able to access the resource simultaneously. However, writer process gets blocked, while the readers are accessing the resour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32:32.524300245</meta:creation-date>
    <dc:date>2017-12-17T13:39:28.689517547</dc:date>
    <meta:editing-duration>PT5M8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30" meta:word-count="243" meta:character-count="1536" meta:non-whitespace-character-count="1319"/>
  </office:meta>
</office:document-meta>
</file>